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4000001D44FCD28DB1F0E8DC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10.751cm" draw:z-index="0"><draw:image xlink:href="Pictures/10000001000002E4000001D44FCD28DB1F0E8DC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8T15:41:48.538425204</meta:creation-date>
    <dc:date>2023-08-18T15:42:16.106719105</dc:date>
    <meta:editing-duration>PT2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5.2$Linux_X86_64 LibreOffice_project/30$Build-2</meta:generator>
  </office:meta>
</office:document-meta>
</file>